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905a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05a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align="start" fo:text-indent="0cm" style:auto-text-indent="false" style:justify-single-word="false"/>
      <style:text-properties style:font-name="arial"/>
    </style:style>
    <style:style style:family="paragraph" style:name="P7" style:parent-style-name="UrbanTitle">
      <style:text-properties officeooo:paragraph-rsid="000c905a"/>
    </style:style>
    <style:style style:family="paragraph" style:name="P8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0c905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8"/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8">Avis d'enquête publique</text:span></text:span></text:p>
      <text:p text:style-name="P1"/>
      <text:p text:style-name="P1"><text:span text:style-name="T9"/></text:p>
      <text:p text:style-name="P1"/>
      <text:p text:style-name="P2"/>
      <text:p text:style-name="P2">Madame, Monsieur,</text:p>
      <text:p text:style-name="P2"/>
      <text:p text:style-name="P1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9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6"/>
      <text:p text:style-name="P6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6"/>
      <text:p text:style-name="P6">Restant à votre disposition, veuillez croire, Madame, Monsieur, en l’assurance de mes sentiments les meilleurs.</text:p>
      <text:p text:style-name="P6"/>
      <text:p text:style-name="P6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905a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05a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align="start" fo:text-indent="0cm" style:auto-text-indent="false" style:justify-single-word="false"/>
      <style:text-properties style:font-name="arial"/>
    </style:style>
    <style:style style:family="paragraph" style:name="P7" style:parent-style-name="UrbanTitle">
      <style:text-properties officeooo:paragraph-rsid="000c905a"/>
    </style:style>
    <style:style style:family="paragraph" style:name="P8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0c905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8"/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8">Avis d'enquête publique</text:span></text:span></text:p>
      <text:p text:style-name="P1"/>
      <text:p text:style-name="P1"><text:span text:style-name="T9"/></text:p>
      <text:p text:style-name="P1"/>
      <text:p text:style-name="P2"/>
      <text:p text:style-name="P2">Madame, Monsieur,</text:p>
      <text:p text:style-name="P2"/>
      <text:p text:style-name="P1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9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6"/>
      <text:p text:style-name="P6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6"/>
      <text:p text:style-name="P6">Restant à votre disposition, veuillez croire, Madame, Monsieur, en l’assurance de mes sentiments les meilleurs.</text:p>
      <text:p text:style-name="P6"/>
      <text:p text:style-name="P6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905a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05a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align="start" fo:text-indent="0cm" style:auto-text-indent="false" style:justify-single-word="false"/>
      <style:text-properties style:font-name="arial"/>
    </style:style>
    <style:style style:family="paragraph" style:name="P7" style:parent-style-name="UrbanTitle">
      <style:text-properties officeooo:paragraph-rsid="000c905a"/>
    </style:style>
    <style:style style:family="paragraph" style:name="P8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0c905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8"/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8">Avis d'enquête publique</text:span></text:span></text:p>
      <text:p text:style-name="P1"/>
      <text:p text:style-name="P1"><text:span text:style-name="T9"/></text:p>
      <text:p text:style-name="P1"/>
      <text:p text:style-name="P2"/>
      <text:p text:style-name="P2">Madame, Monsieur,</text:p>
      <text:p text:style-name="P2"/>
      <text:p text:style-name="P1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9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6"/>
      <text:p text:style-name="P6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6"/>
      <text:p text:style-name="P6">Restant à votre disposition, veuillez croire, Madame, Monsieur, en l’assurance de mes sentiments les meilleurs.</text:p>
      <text:p text:style-name="P6"/>
      <text:p text:style-name="P6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normal" style:font-name="ari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905a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05a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align="start" fo:text-indent="0cm" style:auto-text-indent="false" style:justify-single-word="false"/>
      <style:text-properties style:font-name="arial"/>
    </style:style>
    <style:style style:family="paragraph" style:name="P7" style:parent-style-name="UrbanTitle">
      <style:text-properties officeooo:paragraph-rsid="000c905a"/>
    </style:style>
    <style:style style:family="paragraph" style:name="P8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0c905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BE" fo:language="fr"/>
    </style:style>
    <style:style style:family="text" style:name="T5">
      <style:text-properties style:text-position="super 58%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8"/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8">Avis d'enquête publique</text:span></text:span></text:p>
      <text:p text:style-name="P1"/>
      <text:p text:style-name="P1"><text:span text:style-name="T9"/></text:p>
      <text:p text:style-name="P1"/>
      <text:p text:style-name="P2"/>
      <text:p text:style-name="P2">Madame, Monsieur,</text:p>
      <text:p text:style-name="P2"/>
      <text:p text:style-name="P1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9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6"/>
      <text:p text:style-name="P6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6"/>
      <text:p text:style-name="P6">Restant à votre disposition, veuillez croire, Madame, Monsieur, en l’assurance de mes sentiments les meilleurs.</text:p>
      <text:p text:style-name="P6"/>
      <text:p text:style-name="P6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57.487441476</dc:date>
    <meta:editing-duration>PT7H54M56S</meta:editing-duration>
    <meta:editing-cycles>5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10" meta:character-count="784" meta:non-whitespace-character-count="703"/>
  </office:meta>
</office:document-meta>
</file>